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2083in" fo:margin-bottom="0.1041in" fo:line-height="100%" fo:background-color="#FFFFFF"/>
      <style:text-properties style:font-name="inherit" style:font-name-asian="Times New Roman" style:font-name-complex="Helvetica" fo:color="#333333" style:letter-kerning="true" fo:font-size="28.5pt" style:font-size-asian="28.5pt" style:font-size-complex="28.5pt" style:language-asian="en" style:country-asian="GB"/>
    </style:style>
    <style:style style:name="P2" style:parent-style-name="Normal" style:family="paragraph">
      <style:paragraph-properties fo:margin-top="0.2083in" fo:margin-bottom="0.1041in" fo:line-height="100%" fo:background-color="#FFFFFF"/>
      <style:text-properties style:font-name="inherit" style:font-name-asian="Times New Roman" style:font-name-complex="Helvetica" fo:color="#333333" style:letter-kerning="false" fo:font-size="18pt" style:font-size-asian="18pt" style:font-size-complex="18pt" style:language-asian="en" style:country-asian="GB"/>
    </style:style>
    <style:style style:name="P3" style:parent-style-name="Normal" style:family="paragraph">
      <style:paragraph-properties fo:margin-bottom="0.1041in" fo:line-height="100%" fo:background-color="#FFFFFF"/>
    </style:style>
    <style:style style:name="T4"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5" style:parent-style-name="DefaultParagraphFont" style:family="text">
      <style:text-properties style:font-name="Helvetica" style:font-name-asian="Times New Roman" style:font-name-complex="Helvetica" fo:font-weight="bold" style:font-weight-asian="bold" style:font-weight-complex="bold" fo:color="#333333" style:letter-kerning="false" fo:font-size="10.5pt" style:font-size-asian="10.5pt" style:font-size-complex="10.5pt" style:language-asian="en" style:country-asian="GB"/>
    </style:style>
    <style:style style:name="T6"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7" style:parent-style-name="Normal" style:family="paragraph">
      <style:paragraph-properties fo:margin-bottom="0.1041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8" style:parent-style-name="Normal" style:family="paragraph">
      <style:paragraph-properties fo:margin-top="0.2083in" fo:margin-bottom="0.1041in" fo:line-height="100%" fo:background-color="#FFFFFF"/>
      <style:text-properties style:font-name="inherit" style:font-name-asian="Times New Roman" style:font-name-complex="Helvetica" fo:color="#333333" style:letter-kerning="false" fo:font-size="22.5pt" style:font-size-asian="22.5pt" style:font-size-complex="22.5pt" style:language-asian="en" style:country-asian="GB"/>
    </style:style>
    <style:style style:name="P9" style:parent-style-name="Normal" style:family="paragraph">
      <style:paragraph-properties fo:margin-top="0.2083in" fo:margin-bottom="0.2083in" fo:line-height="100%" fo:background-color="#FFFFFF"/>
    </style:style>
    <style:style style:name="T10"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1" style:parent-style-name="Normal" style:family="paragraph">
      <style:paragraph-properties fo:margin-bottom="0.1041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2" style:parent-style-name="Normal" style:family="paragraph">
      <style:paragraph-properties fo:margin-top="0.2083in" fo:margin-bottom="0.1041in" fo:line-height="100%" fo:background-color="#FFFFFF"/>
      <style:text-properties style:font-name="inherit" style:font-name-asian="Times New Roman" style:font-name-complex="Helvetica" fo:color="#333333" style:letter-kerning="false" fo:font-size="22.5pt" style:font-size-asian="22.5pt" style:font-size-complex="22.5pt" style:language-asian="en" style:country-asian="GB"/>
    </style:style>
    <style:style style:name="P13" style:parent-style-name="Normal" style:family="paragraph">
      <style:paragraph-properties fo:margin-top="0.2083in" fo:margin-bottom="0.2083in" fo:line-height="100%" fo:background-color="#FFFFFF"/>
    </style:style>
    <style:style style:name="T14"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5" style:parent-style-name="Normal" style:family="paragraph">
      <style:paragraph-properties fo:margin-bottom="0.1041in" fo:line-height="100%" fo:background-color="#FFFFFF"/>
    </style:style>
    <style:style style:name="T16"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7" style:parent-style-name="DefaultParagraphFont" style:family="text">
      <style:text-properties style:font-name="Courier New" style:font-name-asian="Times New Roman" style:font-name-complex="Courier New" fo:color="#333333" style:letter-kerning="false" fo:font-size="9.5pt" style:font-size-asian="9.5pt" style:font-size-complex="9.5pt" style:language-asian="en" style:country-asian="GB"/>
    </style:style>
    <style:style style:name="T18"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9" style:parent-style-name="DefaultParagraphFont" style:family="text">
      <style:text-properties style:font-name="Helvetica" style:font-name-asian="Times New Roman" style:font-name-complex="Helvetica" fo:font-weight="bold" style:font-weight-asian="bold" style:font-weight-complex="bold" fo:color="#333333" style:letter-kerning="false" fo:font-size="10.5pt" style:font-size-asian="10.5pt" style:font-size-complex="10.5pt" style:language-asian="en" style:country-asian="GB"/>
    </style:style>
    <style:style style:name="T20"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1" style:parent-style-name="DefaultParagraphFont" style:family="text">
      <style:text-properties style:font-name="Helvetica" style:font-name-asian="Times New Roman" style:font-name-complex="Helvetica" fo:font-weight="bold" style:font-weight-asian="bold" style:font-weight-complex="bold" fo:color="#333333" style:letter-kerning="false" fo:font-size="10.5pt" style:font-size-asian="10.5pt" style:font-size-complex="10.5pt" style:language-asian="en" style:country-asian="GB"/>
    </style:style>
    <style:style style:name="T22"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3" style:parent-style-name="DefaultParagraphFont" style:family="text">
      <style:text-properties style:font-name="Courier New" style:font-name-asian="Times New Roman" style:font-name-complex="Courier New" fo:color="#333333" style:letter-kerning="false" fo:font-size="9.5pt" style:font-size-asian="9.5pt" style:font-size-complex="9.5pt" style:language-asian="en" style:country-asian="GB"/>
    </style:style>
    <style:style style:name="T24"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5" style:parent-style-name="DefaultParagraphFont" style:family="text">
      <style:text-properties style:font-name="Courier New" style:font-name-asian="Times New Roman" style:font-name-complex="Courier New" fo:color="#333333" style:letter-kerning="false" fo:font-size="9.5pt" style:font-size-asian="9.5pt" style:font-size-complex="9.5pt" style:language-asian="en" style:country-asian="GB"/>
    </style:style>
    <style:style style:name="T26"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7" style:parent-style-name="DefaultParagraphFont" style:family="text">
      <style:text-properties style:font-name="Courier New" style:font-name-asian="Times New Roman" style:font-name-complex="Courier New" fo:color="#333333" style:letter-kerning="false" fo:font-size="9.5pt" style:font-size-asian="9.5pt" style:font-size-complex="9.5pt" style:language-asian="en" style:country-asian="GB"/>
    </style:style>
    <style:style style:name="T28"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9" style:parent-style-name="DefaultParagraphFont" style:family="text">
      <style:text-properties style:font-name="Courier New" style:font-name-asian="Times New Roman" style:font-name-complex="Courier New" fo:color="#333333" style:letter-kerning="false" fo:font-size="9.5pt" style:font-size-asian="9.5pt" style:font-size-complex="9.5pt" style:language-asian="en" style:country-asian="GB"/>
    </style:style>
    <style:style style:name="T30"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31" style:parent-style-name="DefaultParagraphFont" style:family="text">
      <style:text-properties style:font-name="Courier New" style:font-name-asian="Times New Roman" style:font-name-complex="Courier New" fo:color="#333333" style:letter-kerning="false" fo:font-size="9.5pt" style:font-size-asian="9.5pt" style:font-size-complex="9.5pt" style:language-asian="en" style:country-asian="GB"/>
    </style:style>
    <style:style style:name="T32"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33" style:parent-style-name="DefaultParagraphFont" style:family="text">
      <style:text-properties style:font-name="Courier New" style:font-name-asian="Times New Roman" style:font-name-complex="Courier New" fo:color="#333333" style:letter-kerning="false" fo:font-size="9.5pt" style:font-size-asian="9.5pt" style:font-size-complex="9.5pt" style:language-asian="en" style:country-asian="GB"/>
    </style:style>
    <style:style style:name="T34"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35" style:parent-style-name="Normal" style:family="paragraph">
      <style:paragraph-properties fo:margin-bottom="0.1041in" fo:line-height="100%" fo:background-color="#FFFFFF"/>
    </style:style>
    <style:style style:name="T36"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37" style:parent-style-name="DefaultParagraphFont" style:family="text">
      <style:text-properties style:font-name="Helvetica" style:font-name-asian="Times New Roman" style:font-name-complex="Helvetica" fo:font-weight="bold" style:font-weight-asian="bold" style:font-weight-complex="bold" fo:color="#333333" style:letter-kerning="false" fo:font-size="10.5pt" style:font-size-asian="10.5pt" style:font-size-complex="10.5pt" style:language-asian="en" style:country-asian="GB"/>
    </style:style>
    <style:style style:name="P38" style:parent-style-name="Normal" style:family="paragraph">
      <style:paragraph-properties fo:margin-top="0.2083in" fo:margin-bottom="0.1041in" fo:line-height="100%" fo:background-color="#FFFFFF"/>
      <style:text-properties style:font-name="inherit" style:font-name-asian="Times New Roman" style:font-name-complex="Helvetica" fo:color="#333333" style:letter-kerning="false" fo:font-size="22.5pt" style:font-size-asian="22.5pt" style:font-size-complex="22.5pt" style:language-asian="en" style:country-asian="GB"/>
    </style:style>
    <style:style style:name="P39" style:parent-style-name="Normal" style:family="paragraph">
      <style:paragraph-properties fo:margin-top="0.2083in" fo:margin-bottom="0.2083in" fo:line-height="100%" fo:background-color="#FFFFFF"/>
    </style:style>
    <style:style style:name="T40"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41" style:parent-style-name="Normal" style:family="paragraph">
      <style:paragraph-properties fo:margin-bottom="0.1041in" fo:line-height="100%" fo:background-color="#FFFFFF"/>
    </style:style>
    <style:style style:name="T42"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43" style:parent-style-name="DefaultParagraphFont" style:family="text">
      <style:text-properties style:font-name="Helvetica" style:font-name-asian="Times New Roman" style:font-name-complex="Helvetica" fo:font-weight="bold" style:font-weight-asian="bold" style:font-weight-complex="bold" fo:color="#333333" style:letter-kerning="false" fo:font-size="10.5pt" style:font-size-asian="10.5pt" style:font-size-complex="10.5pt" style:language-asian="en" style:country-asian="GB"/>
    </style:style>
    <style:style style:name="T44"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ableColumn46" style:family="table-column">
      <style:table-column-properties style:column-width="6.3611in"/>
    </style:style>
    <style:style style:name="TableColumn47" style:family="table-column">
      <style:table-column-properties style:column-width="3.118in"/>
    </style:style>
    <style:style style:name="Table45" style:family="table">
      <style:table-properties style:width="9.4791in" fo:margin-left="0in" table:align="left"/>
    </style:style>
    <style:style style:name="TableRow48" style:family="table-row">
      <style:table-row-properties/>
    </style:style>
    <style:style style:name="TableCell49" style:family="table-cell">
      <style:table-cell-properties fo:border-top="none" fo:border-left="none" fo:border-bottom="0.0208in solid #DDDDDD" fo:border-right="none" style:writing-mode="lr-tb" style:vertical-align="bottom" fo:padding-top="0.052in" fo:padding-left="0.052in" fo:padding-bottom="0.052in" fo:padding-right="0.052in"/>
    </style:style>
    <style:style style:name="P50" style:parent-style-name="Normal" style:family="paragraph">
      <style:paragraph-properties fo:text-align="center" fo:margin-bottom="0.2083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ableCell51" style:family="table-cell">
      <style:table-cell-properties fo:border-top="none" fo:border-left="none" fo:border-bottom="0.0208in solid #DDDDDD" fo:border-right="none" style:writing-mode="lr-tb" style:vertical-align="bottom" fo:padding-top="0.052in" fo:padding-left="0.052in" fo:padding-bottom="0.052in" fo:padding-right="0.052in"/>
    </style:style>
    <style:style style:name="P52" style:parent-style-name="Normal" style:family="paragraph">
      <style:paragraph-properties fo:text-align="center" fo:margin-bottom="0.2083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ableRow53" style:family="table-row">
      <style:table-row-properties/>
    </style:style>
    <style:style style:name="TableCell54" style:family="table-cell">
      <style:table-cell-properties fo:border-top="0.0104in solid #DDDDDD" fo:border-left="none" fo:border-bottom="none" fo:border-right="none" style:writing-mode="lr-tb" fo:padding-top="0.052in" fo:padding-left="0.052in" fo:padding-bottom="0.052in" fo:padding-right="0.052in"/>
    </style:style>
    <style:style style:name="P55"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Cell56" style:family="table-cell">
      <style:table-cell-properties fo:border-top="0.0104in solid #DDDDDD" fo:border-left="none" fo:border-bottom="none" fo:border-right="none" style:writing-mode="lr-tb" fo:padding-top="0.052in" fo:padding-left="0.052in" fo:padding-bottom="0.052in" fo:padding-right="0.052in"/>
    </style:style>
    <style:style style:name="P57"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Row58" style:family="table-row">
      <style:table-row-properties/>
    </style:style>
    <style:style style:name="TableCell59" style:family="table-cell">
      <style:table-cell-properties fo:border-top="0.0104in solid #DDDDDD" fo:border-left="none" fo:border-bottom="none" fo:border-right="none" style:writing-mode="lr-tb" fo:padding-top="0.052in" fo:padding-left="0.052in" fo:padding-bottom="0.052in" fo:padding-right="0.052in"/>
    </style:style>
    <style:style style:name="P60"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Cell61" style:family="table-cell">
      <style:table-cell-properties fo:border-top="0.0104in solid #DDDDDD" fo:border-left="none" fo:border-bottom="none" fo:border-right="none" style:writing-mode="lr-tb" fo:padding-top="0.052in" fo:padding-left="0.052in" fo:padding-bottom="0.052in" fo:padding-right="0.052in"/>
    </style:style>
    <style:style style:name="P62"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Row63" style:family="table-row">
      <style:table-row-properties/>
    </style:style>
    <style:style style:name="TableCell64" style:family="table-cell">
      <style:table-cell-properties fo:border-top="0.0104in solid #DDDDDD" fo:border-left="none" fo:border-bottom="none" fo:border-right="none" style:writing-mode="lr-tb" fo:padding-top="0.052in" fo:padding-left="0.052in" fo:padding-bottom="0.052in" fo:padding-right="0.052in"/>
    </style:style>
    <style:style style:name="P65"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Cell66" style:family="table-cell">
      <style:table-cell-properties fo:border-top="0.0104in solid #DDDDDD" fo:border-left="none" fo:border-bottom="none" fo:border-right="none" style:writing-mode="lr-tb" fo:padding-top="0.052in" fo:padding-left="0.052in" fo:padding-bottom="0.052in" fo:padding-right="0.052in"/>
    </style:style>
    <style:style style:name="P67"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Row68" style:family="table-row">
      <style:table-row-properties/>
    </style:style>
    <style:style style:name="TableCell69" style:family="table-cell">
      <style:table-cell-properties fo:border-top="0.0104in solid #DDDDDD" fo:border-left="none" fo:border-bottom="none" fo:border-right="none" style:writing-mode="lr-tb" fo:padding-top="0.052in" fo:padding-left="0.052in" fo:padding-bottom="0.052in" fo:padding-right="0.052in"/>
    </style:style>
    <style:style style:name="P70"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Cell71" style:family="table-cell">
      <style:table-cell-properties fo:border-top="0.0104in solid #DDDDDD" fo:border-left="none" fo:border-bottom="none" fo:border-right="none" style:writing-mode="lr-tb" fo:padding-top="0.052in" fo:padding-left="0.052in" fo:padding-bottom="0.052in" fo:padding-right="0.052in"/>
    </style:style>
    <style:style style:name="P72"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Row73" style:family="table-row">
      <style:table-row-properties/>
    </style:style>
    <style:style style:name="TableCell74" style:family="table-cell">
      <style:table-cell-properties fo:border-top="0.0104in solid #DDDDDD" fo:border-left="none" fo:border-bottom="none" fo:border-right="none" style:writing-mode="lr-tb" fo:padding-top="0.052in" fo:padding-left="0.052in" fo:padding-bottom="0.052in" fo:padding-right="0.052in"/>
    </style:style>
    <style:style style:name="P75"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Cell76" style:family="table-cell">
      <style:table-cell-properties fo:border-top="0.0104in solid #DDDDDD" fo:border-left="none" fo:border-bottom="none" fo:border-right="none" style:writing-mode="lr-tb" fo:padding-top="0.052in" fo:padding-left="0.052in" fo:padding-bottom="0.052in" fo:padding-right="0.052in"/>
    </style:style>
    <style:style style:name="P77"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Row78" style:family="table-row">
      <style:table-row-properties/>
    </style:style>
    <style:style style:name="TableCell79" style:family="table-cell">
      <style:table-cell-properties fo:border-top="0.0104in solid #DDDDDD" fo:border-left="none" fo:border-bottom="none" fo:border-right="none" style:writing-mode="lr-tb" fo:padding-top="0.052in" fo:padding-left="0.052in" fo:padding-bottom="0.052in" fo:padding-right="0.052in"/>
    </style:style>
    <style:style style:name="P80"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Cell81" style:family="table-cell">
      <style:table-cell-properties fo:border-top="0.0104in solid #DDDDDD" fo:border-left="none" fo:border-bottom="none" fo:border-right="none" style:writing-mode="lr-tb" fo:padding-top="0.052in" fo:padding-left="0.052in" fo:padding-bottom="0.052in" fo:padding-right="0.052in"/>
    </style:style>
    <style:style style:name="P82"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Row83" style:family="table-row">
      <style:table-row-properties/>
    </style:style>
    <style:style style:name="TableCell84" style:family="table-cell">
      <style:table-cell-properties fo:border-top="0.0104in solid #DDDDDD" fo:border-left="none" fo:border-bottom="none" fo:border-right="none" style:writing-mode="lr-tb" fo:padding-top="0.052in" fo:padding-left="0.052in" fo:padding-bottom="0.052in" fo:padding-right="0.052in"/>
    </style:style>
    <style:style style:name="P85"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Cell86" style:family="table-cell">
      <style:table-cell-properties fo:border-top="0.0104in solid #DDDDDD" fo:border-left="none" fo:border-bottom="none" fo:border-right="none" style:writing-mode="lr-tb" fo:padding-top="0.052in" fo:padding-left="0.052in" fo:padding-bottom="0.052in" fo:padding-right="0.052in"/>
    </style:style>
    <style:style style:name="P87"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Row88" style:family="table-row">
      <style:table-row-properties/>
    </style:style>
    <style:style style:name="TableCell89" style:family="table-cell">
      <style:table-cell-properties fo:border-top="0.0104in solid #DDDDDD" fo:border-left="none" fo:border-bottom="none" fo:border-right="none" style:writing-mode="lr-tb" fo:padding-top="0.052in" fo:padding-left="0.052in" fo:padding-bottom="0.052in" fo:padding-right="0.052in"/>
    </style:style>
    <style:style style:name="P90"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Cell91" style:family="table-cell">
      <style:table-cell-properties fo:border-top="0.0104in solid #DDDDDD" fo:border-left="none" fo:border-bottom="none" fo:border-right="none" style:writing-mode="lr-tb" fo:padding-top="0.052in" fo:padding-left="0.052in" fo:padding-bottom="0.052in" fo:padding-right="0.052in"/>
    </style:style>
    <style:style style:name="P92"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Row93" style:family="table-row">
      <style:table-row-properties/>
    </style:style>
    <style:style style:name="TableCell94" style:family="table-cell">
      <style:table-cell-properties fo:border-top="0.0104in solid #DDDDDD" fo:border-left="none" fo:border-bottom="none" fo:border-right="none" style:writing-mode="lr-tb" fo:padding-top="0.052in" fo:padding-left="0.052in" fo:padding-bottom="0.052in" fo:padding-right="0.052in"/>
    </style:style>
    <style:style style:name="P95"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Cell96" style:family="table-cell">
      <style:table-cell-properties fo:border-top="0.0104in solid #DDDDDD" fo:border-left="none" fo:border-bottom="none" fo:border-right="none" style:writing-mode="lr-tb" fo:padding-top="0.052in" fo:padding-left="0.052in" fo:padding-bottom="0.052in" fo:padding-right="0.052in"/>
    </style:style>
    <style:style style:name="P97"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Row98" style:family="table-row">
      <style:table-row-properties/>
    </style:style>
    <style:style style:name="TableCell99" style:family="table-cell">
      <style:table-cell-properties fo:border-top="0.0104in solid #DDDDDD" fo:border-left="none" fo:border-bottom="none" fo:border-right="none" style:writing-mode="lr-tb" fo:padding-top="0.052in" fo:padding-left="0.052in" fo:padding-bottom="0.052in" fo:padding-right="0.052in"/>
    </style:style>
    <style:style style:name="P100"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ableCell101" style:family="table-cell">
      <style:table-cell-properties fo:border-top="0.0104in solid #DDDDDD" fo:border-left="none" fo:border-bottom="none" fo:border-right="none" style:writing-mode="lr-tb" fo:padding-top="0.052in" fo:padding-left="0.052in" fo:padding-bottom="0.052in" fo:padding-right="0.052in"/>
    </style:style>
    <style:style style:name="P102" style:parent-style-name="Normal" style:family="paragraph">
      <style:paragraph-properties fo:text-align="center" fo:margin-bottom="0.2083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103" style:parent-style-name="Normal" style:family="paragraph">
      <style:paragraph-properties fo:margin-bottom="0.1041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04" style:parent-style-name="Normal" style:family="paragraph">
      <style:paragraph-properties fo:margin-top="0.2083in" fo:margin-bottom="0.1041in" fo:line-height="100%" fo:background-color="#FFFFFF"/>
      <style:text-properties style:font-name="inherit" style:font-name-asian="Times New Roman" style:font-name-complex="Helvetica" fo:color="#333333" style:letter-kerning="false" fo:font-size="22.5pt" style:font-size-asian="22.5pt" style:font-size-complex="22.5pt" style:language-asian="en" style:country-asian="GB"/>
    </style:style>
    <style:style style:name="P105" style:parent-style-name="Normal" style:family="paragraph">
      <style:paragraph-properties fo:margin-top="0.2083in" fo:margin-bottom="0.2083in" fo:line-height="100%" fo:background-color="#FFFFFF"/>
    </style:style>
    <style:style style:name="T106"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07" style:parent-style-name="Normal" style:family="paragraph">
      <style:paragraph-properties fo:margin-bottom="0.1041in" fo:line-height="100%" fo:background-color="#FFFFFF"/>
    </style:style>
    <style:style style:name="T108"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09" style:parent-style-name="DefaultParagraphFont" style:family="text">
      <style:text-properties style:font-name="Helvetica" style:font-name-asian="Times New Roman" style:font-name-complex="Helvetica" fo:font-weight="bold" style:font-weight-asian="bold" style:font-weight-complex="bold" fo:color="#333333" style:letter-kerning="false" fo:font-size="10.5pt" style:font-size-asian="10.5pt" style:font-size-complex="10.5pt" style:language-asian="en" style:country-asian="GB"/>
    </style:style>
    <style:style style:name="T110"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11" style:parent-style-name="Normal" style:family="paragraph">
      <style:paragraph-properties fo:margin-top="0.0694in" fo:margin-bottom="0.0694in" fo:line-height="100%" fo:background-color="#FFFFFF"/>
    </style:style>
    <style:style style:name="T112"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13" style:parent-style-name="DefaultParagraphFont" style:family="text">
      <style:text-properties style:font-name="Courier New" style:font-name-asian="Times New Roman" style:font-name-complex="Courier New" fo:color="#333333" style:letter-kerning="false" fo:font-size="9.5pt" style:font-size-asian="9.5pt" style:font-size-complex="9.5pt" style:language-asian="en" style:country-asian="GB"/>
    </style:style>
    <style:style style:name="T114"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15" style:parent-style-name="DefaultParagraphFont" style:family="text">
      <style:text-properties style:font-name="Helvetica" style:font-name-asian="Times New Roman" style:font-name-complex="Helvetica" fo:font-style="italic" style:font-style-asian="italic" style:font-style-complex="italic" fo:color="#333333" style:letter-kerning="false" fo:font-size="10.5pt" style:font-size-asian="10.5pt" style:font-size-complex="10.5pt" style:language-asian="en" style:country-asian="GB"/>
    </style:style>
    <style:style style:name="T116"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17" style:parent-style-name="Normal" style:family="paragraph">
      <style:paragraph-properties fo:margin-top="0.0694in" fo:margin-bottom="0.0694in" fo:line-height="100%" fo:background-color="#FFFFFF"/>
    </style:style>
    <style:style style:name="T118"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19" style:parent-style-name="DefaultParagraphFont" style:family="text">
      <style:text-properties style:font-name="Courier New" style:font-name-asian="Times New Roman" style:font-name-complex="Courier New" fo:color="#333333" style:letter-kerning="false" fo:font-size="9.5pt" style:font-size-asian="9.5pt" style:font-size-complex="9.5pt" style:language-asian="en" style:country-asian="GB"/>
    </style:style>
    <style:style style:name="T120"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21" style:parent-style-name="DefaultParagraphFont" style:family="text">
      <style:text-properties style:font-name="Helvetica" style:font-name-asian="Times New Roman" style:font-name-complex="Helvetica" fo:font-style="italic" style:font-style-asian="italic" style:font-style-complex="italic" fo:color="#333333" style:letter-kerning="false" fo:font-size="10.5pt" style:font-size-asian="10.5pt" style:font-size-complex="10.5pt" style:language-asian="en" style:country-asian="GB"/>
    </style:style>
    <style:style style:name="T122"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23"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24" style:parent-style-name="Normal" style:family="paragraph">
      <style:paragraph-properties fo:margin-bottom="0.1041in" fo:line-height="100%" fo:background-color="#FFFFFF"/>
    </style:style>
    <style:style style:name="T125"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26" style:parent-style-name="DefaultParagraphFont" style:family="text">
      <style:text-properties style:font-name="Courier New" style:font-name-asian="Times New Roman" style:font-name-complex="Courier New" fo:color="#333333" style:letter-kerning="false" fo:font-size="9.5pt" style:font-size-asian="9.5pt" style:font-size-complex="9.5pt" style:language-asian="en" style:country-asian="GB"/>
    </style:style>
    <style:style style:name="T127"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28" style:parent-style-name="Normal" style:family="paragraph">
      <style:paragraph-properties fo:margin-top="0.2083in" fo:margin-bottom="0.1041in" fo:line-height="100%" fo:background-color="#FFFFFF"/>
      <style:text-properties style:font-name="inherit" style:font-name-asian="Times New Roman" style:font-name-complex="Helvetica" fo:color="#333333" style:letter-kerning="false" fo:font-size="22.5pt" style:font-size-asian="22.5pt" style:font-size-complex="22.5pt" style:language-asian="en" style:country-asian="GB"/>
    </style:style>
    <style:style style:name="P129" style:parent-style-name="Normal" style:family="paragraph">
      <style:paragraph-properties fo:margin-top="0.2083in" fo:margin-bottom="0.2083in" fo:line-height="100%" fo:background-color="#FFFFFF"/>
    </style:style>
    <style:style style:name="T130"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31" style:parent-style-name="Normal" style:family="paragraph">
      <style:paragraph-properties fo:margin-bottom="0.1041in" fo:line-height="100%" fo:background-color="#FFFFFF"/>
    </style:style>
    <style:style style:name="T132"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33" style:parent-style-name="DefaultParagraphFont" style:family="text">
      <style:text-properties style:font-name="Helvetica" style:font-name-asian="Times New Roman" style:font-name-complex="Helvetica" fo:font-weight="bold" style:font-weight-asian="bold" style:font-weight-complex="bold" fo:color="#333333" style:letter-kerning="false" fo:font-size="10.5pt" style:font-size-asian="10.5pt" style:font-size-complex="10.5pt" style:language-asian="en" style:country-asian="GB"/>
    </style:style>
    <style:style style:name="T134"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35" style:parent-style-name="Normal" style:family="paragraph">
      <style:paragraph-properties fo:margin-bottom="0.1041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36"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37"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38"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39"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40"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41"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42" style:parent-style-name="Normal" style:family="paragraph">
      <style:paragraph-properties fo:margin-bottom="0.1041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43" style:parent-style-name="Normal" style:family="paragraph">
      <style:paragraph-properties fo:margin-top="0.2083in" fo:margin-bottom="0.1041in" fo:line-height="100%" fo:background-color="#FFFFFF"/>
      <style:text-properties style:font-name="inherit" style:font-name-asian="Times New Roman" style:font-name-complex="Helvetica" fo:color="#333333" style:letter-kerning="false" fo:font-size="22.5pt" style:font-size-asian="22.5pt" style:font-size-complex="22.5pt" style:language-asian="en" style:country-asian="GB"/>
    </style:style>
    <style:style style:name="P144" style:parent-style-name="Normal" style:family="paragraph">
      <style:paragraph-properties fo:margin-top="0.2083in" fo:margin-bottom="0.2083in" fo:line-height="100%" fo:background-color="#FFFFFF"/>
    </style:style>
    <style:style style:name="T145"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46"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47"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48"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49"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50"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51"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52"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53"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54"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55"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56"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57"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58"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59"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60"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61" style:parent-style-name="Normal" style:family="paragraph">
      <style:paragraph-properties fo:margin-bottom="0.1041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62" style:parent-style-name="Normal" style:family="paragraph">
      <style:paragraph-properties fo:margin-bottom="0.1041in" fo:line-height="100%" fo:background-color="#FFFFFF"/>
    </style:style>
    <style:style style:name="T163"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64" style:parent-style-name="DefaultParagraphFont" style:family="text">
      <style:text-properties style:font-name="Helvetica" style:font-name-asian="Times New Roman" style:font-name-complex="Helvetica" fo:color="#337AB7" style:letter-kerning="false" fo:font-size="10.5pt" style:font-size-asian="10.5pt" style:font-size-complex="10.5pt" style:text-underline-type="single" style:text-underline-style="solid" style:text-underline-width="auto" style:text-underline-mode="continuous" style:language-asian="en" style:country-asian="GB"/>
    </style:style>
    <style:style style:name="P165" style:parent-style-name="Normal" style:family="paragraph">
      <style:paragraph-properties fo:margin-top="0.2083in" fo:margin-bottom="0.1041in" fo:line-height="100%" fo:background-color="#FFFFFF"/>
      <style:text-properties style:font-name="inherit" style:font-name-asian="Times New Roman" style:font-name-complex="Helvetica" fo:color="#333333" style:letter-kerning="false" fo:font-size="22.5pt" style:font-size-asian="22.5pt" style:font-size-complex="22.5pt" style:language-asian="en" style:country-asian="GB"/>
    </style:style>
    <style:style style:name="P166" style:parent-style-name="Normal" style:family="paragraph">
      <style:paragraph-properties fo:margin-top="0.2083in" fo:margin-bottom="0.2083in" fo:line-height="100%" fo:background-color="#FFFFFF"/>
    </style:style>
    <style:style style:name="T167"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68" style:parent-style-name="Normal" style:family="paragraph">
      <style:paragraph-properties fo:margin-top="0.0694in" fo:margin-bottom="0.0694in" fo:line-height="100%" fo:background-color="#FFFFFF"/>
    </style:style>
    <style:style style:name="T169"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70" style:parent-style-name="DefaultParagraphFont" style:family="text">
      <style:text-properties style:font-name="Helvetica" style:font-name-asian="Times New Roman" style:font-name-complex="Helvetica" fo:font-weight="bold" style:font-weight-asian="bold" style:font-weight-complex="bold" fo:color="#333333" style:letter-kerning="false" fo:font-size="10.5pt" style:font-size-asian="10.5pt" style:font-size-complex="10.5pt" style:language-asian="en" style:country-asian="GB"/>
    </style:style>
    <style:style style:name="T171"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72" style:parent-style-name="Normal" style:family="paragraph">
      <style:paragraph-properties fo:margin-top="0.0694in" fo:margin-bottom="0.0694in" fo:line-height="100%" fo:background-color="#FFFFFF"/>
    </style:style>
    <style:style style:name="T173" style:parent-style-name="DefaultParagraphFont" style:family="text">
      <style:text-properties style:font-name="Helvetica" style:font-name-asian="Times New Roman" style:font-name-complex="Helvetica" fo:font-weight="bold" style:font-weight-asian="bold" style:font-weight-complex="bold" fo:color="#333333" style:letter-kerning="false" fo:font-size="10.5pt" style:font-size-asian="10.5pt" style:font-size-complex="10.5pt" style:language-asian="en" style:country-asian="GB"/>
    </style:style>
    <style:style style:name="P174"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75"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76"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77" style:parent-style-name="Normal" style:family="paragraph">
      <style:paragraph-properties fo:margin-top="0.0694in" fo:margin-bottom="0.0694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78" style:parent-style-name="Normal" style:family="paragraph">
      <style:paragraph-properties fo:margin-bottom="0.1041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79" style:parent-style-name="Normal" style:family="paragraph">
      <style:paragraph-properties fo:margin-bottom="0.1041in" fo:line-height="100%" fo:background-color="#FFFFFF"/>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80" style:parent-style-name="Normal" style:family="paragraph">
      <style:paragraph-properties fo:margin-top="0.2083in" fo:margin-bottom="0.1041in" fo:line-height="100%" fo:background-color="#FFFFFF"/>
      <style:text-properties style:font-name="inherit" style:font-name-asian="Times New Roman" style:font-name-complex="Helvetica" fo:color="#333333" style:letter-kerning="false" fo:font-size="22.5pt" style:font-size-asian="22.5pt" style:font-size-complex="22.5pt" style:language-asian="en" style:country-asian="GB"/>
    </style:style>
    <style:style style:name="P181" style:parent-style-name="Normal" style:family="paragraph">
      <style:paragraph-properties fo:margin-top="0.2083in" fo:margin-bottom="0.2083in" fo:line-height="100%" fo:background-color="#FFFFFF"/>
    </style:style>
    <style:style style:name="T182"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83" style:parent-style-name="Normal" style:family="paragraph">
      <style:paragraph-properties fo:margin-top="0.2083in" fo:margin-bottom="0.2083in" fo:line-height="100%" fo:text-indent="-0.25in" fo:background-color="#FFFFFF"/>
    </style:style>
    <style:style style:name="T184"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85" style:parent-style-name="DefaultParagraphFont" style:family="text">
      <style:text-properties style:font-name="Helvetica" style:font-name-asian="Times New Roman" style:font-name-complex="Helvetica" fo:font-style="italic" style:font-style-asian="italic" style:font-style-complex="italic" fo:color="#333333" style:letter-kerning="false" fo:font-size="10.5pt" style:font-size-asian="10.5pt" style:font-size-complex="10.5pt" style:language-asian="en" style:country-asian="GB"/>
    </style:style>
    <style:style style:name="T186"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87" style:parent-style-name="DefaultParagraphFont" style:family="text">
      <style:text-properties style:font-name="Helvetica" style:font-name-asian="Times New Roman" style:font-name-complex="Helvetica" fo:color="#337AB7" style:letter-kerning="false" fo:font-size="10.5pt" style:font-size-asian="10.5pt" style:font-size-complex="10.5pt" style:text-underline-type="single" style:text-underline-style="solid" style:text-underline-width="auto" style:text-underline-mode="continuous" style:language-asian="en" style:country-asian="GB"/>
    </style:style>
    <style:style style:name="T188"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89" style:parent-style-name="Normal" style:family="paragraph">
      <style:paragraph-properties fo:margin-top="0.2083in" fo:margin-bottom="0.2083in" fo:line-height="100%" fo:text-indent="-0.25in" fo:background-color="#FFFFFF"/>
    </style:style>
    <style:style style:name="T190"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91" style:parent-style-name="DefaultParagraphFont" style:family="text">
      <style:text-properties style:font-name="Helvetica" style:font-name-asian="Times New Roman" style:font-name-complex="Helvetica" fo:font-style="italic" style:font-style-asian="italic" style:font-style-complex="italic" fo:color="#333333" style:letter-kerning="false" fo:font-size="10.5pt" style:font-size-asian="10.5pt" style:font-size-complex="10.5pt" style:language-asian="en" style:country-asian="GB"/>
    </style:style>
    <style:style style:name="T192"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93" style:parent-style-name="DefaultParagraphFont" style:family="text">
      <style:text-properties style:font-name="Helvetica" style:font-name-asian="Times New Roman" style:font-name-complex="Helvetica" fo:color="#337AB7" style:letter-kerning="false" fo:font-size="10.5pt" style:font-size-asian="10.5pt" style:font-size-complex="10.5pt" style:text-underline-type="single" style:text-underline-style="solid" style:text-underline-width="auto" style:text-underline-mode="continuous" style:language-asian="en" style:country-asian="GB"/>
    </style:style>
    <style:style style:name="T194"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195" style:parent-style-name="Normal" style:family="paragraph">
      <style:paragraph-properties fo:margin-top="0.2083in" fo:margin-bottom="0.2083in" fo:line-height="100%" fo:text-indent="-0.25in" fo:background-color="#FFFFFF"/>
    </style:style>
    <style:style style:name="T196"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97" style:parent-style-name="DefaultParagraphFont" style:family="text">
      <style:text-properties style:font-name="Helvetica" style:font-name-asian="Times New Roman" style:font-name-complex="Helvetica" fo:font-style="italic" style:font-style-asian="italic" style:font-style-complex="italic" fo:color="#333333" style:letter-kerning="false" fo:font-size="10.5pt" style:font-size-asian="10.5pt" style:font-size-complex="10.5pt" style:language-asian="en" style:country-asian="GB"/>
    </style:style>
    <style:style style:name="T198"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199" style:parent-style-name="DefaultParagraphFont" style:family="text">
      <style:text-properties style:font-name="Helvetica" style:font-name-asian="Times New Roman" style:font-name-complex="Helvetica" fo:color="#337AB7" style:letter-kerning="false" fo:font-size="10.5pt" style:font-size-asian="10.5pt" style:font-size-complex="10.5pt" style:text-underline-type="single" style:text-underline-style="solid" style:text-underline-width="auto" style:text-underline-mode="continuous" style:language-asian="en" style:country-asian="GB"/>
    </style:style>
    <style:style style:name="T200"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201" style:parent-style-name="Normal" style:family="paragraph">
      <style:paragraph-properties fo:margin-top="0.2083in" fo:margin-bottom="0.2083in" fo:line-height="100%" fo:text-indent="-0.25in" fo:background-color="#FFFFFF"/>
    </style:style>
    <style:style style:name="T202"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03" style:parent-style-name="DefaultParagraphFont" style:family="text">
      <style:text-properties style:font-name="Helvetica" style:font-name-asian="Times New Roman" style:font-name-complex="Helvetica" fo:font-style="italic" style:font-style-asian="italic" style:font-style-complex="italic" fo:color="#333333" style:letter-kerning="false" fo:font-size="10.5pt" style:font-size-asian="10.5pt" style:font-size-complex="10.5pt" style:language-asian="en" style:country-asian="GB"/>
    </style:style>
    <style:style style:name="T204"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05" style:parent-style-name="DefaultParagraphFont" style:family="text">
      <style:text-properties style:font-name="Helvetica" style:font-name-asian="Times New Roman" style:font-name-complex="Helvetica" fo:color="#337AB7" style:letter-kerning="false" fo:font-size="10.5pt" style:font-size-asian="10.5pt" style:font-size-complex="10.5pt" style:text-underline-type="single" style:text-underline-style="solid" style:text-underline-width="auto" style:text-underline-mode="continuous" style:language-asian="en" style:country-asian="GB"/>
    </style:style>
    <style:style style:name="T206"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207" style:parent-style-name="Normal" style:family="paragraph">
      <style:paragraph-properties fo:margin-top="0.2083in" fo:margin-bottom="0.2083in" fo:line-height="100%" fo:text-indent="-0.25in" fo:background-color="#FFFFFF"/>
    </style:style>
    <style:style style:name="T208"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09" style:parent-style-name="DefaultParagraphFont" style:family="text">
      <style:text-properties style:font-name="Helvetica" style:font-name-asian="Times New Roman" style:font-name-complex="Helvetica" fo:font-style="italic" style:font-style-asian="italic" style:font-style-complex="italic" fo:color="#333333" style:letter-kerning="false" fo:font-size="10.5pt" style:font-size-asian="10.5pt" style:font-size-complex="10.5pt" style:language-asian="en" style:country-asian="GB"/>
    </style:style>
    <style:style style:name="T210"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11" style:parent-style-name="DefaultParagraphFont" style:family="text">
      <style:text-properties style:font-name="Helvetica" style:font-name-asian="Times New Roman" style:font-name-complex="Helvetica" fo:color="#337AB7" style:letter-kerning="false" fo:font-size="10.5pt" style:font-size-asian="10.5pt" style:font-size-complex="10.5pt" style:text-underline-type="single" style:text-underline-style="solid" style:text-underline-width="auto" style:text-underline-mode="continuous" style:language-asian="en" style:country-asian="GB"/>
    </style:style>
    <style:style style:name="T212"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213" style:parent-style-name="Normal" style:family="paragraph">
      <style:paragraph-properties fo:margin-top="0.2083in" fo:margin-bottom="0.2083in" fo:line-height="100%" fo:text-indent="-0.25in" fo:background-color="#FFFFFF"/>
    </style:style>
    <style:style style:name="T214"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15" style:parent-style-name="DefaultParagraphFont" style:family="text">
      <style:text-properties style:font-name="Helvetica" style:font-name-asian="Times New Roman" style:font-name-complex="Helvetica" fo:font-style="italic" style:font-style-asian="italic" style:font-style-complex="italic" fo:color="#333333" style:letter-kerning="false" fo:font-size="10.5pt" style:font-size-asian="10.5pt" style:font-size-complex="10.5pt" style:language-asian="en" style:country-asian="GB"/>
    </style:style>
    <style:style style:name="T216"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17" style:parent-style-name="DefaultParagraphFont" style:family="text">
      <style:text-properties style:font-name="Helvetica" style:font-name-asian="Times New Roman" style:font-name-complex="Helvetica" fo:color="#337AB7" style:letter-kerning="false" fo:font-size="10.5pt" style:font-size-asian="10.5pt" style:font-size-complex="10.5pt" style:text-underline-type="single" style:text-underline-style="solid" style:text-underline-width="auto" style:text-underline-mode="continuous" style:language-asian="en" style:country-asian="GB"/>
    </style:style>
    <style:style style:name="T218"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219" style:parent-style-name="Normal" style:family="paragraph">
      <style:paragraph-properties fo:margin-top="0.2083in" fo:margin-bottom="0.2083in" fo:line-height="100%" fo:text-indent="-0.25in" fo:background-color="#FFFFFF"/>
    </style:style>
    <style:style style:name="T220"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21" style:parent-style-name="DefaultParagraphFont" style:family="text">
      <style:text-properties style:font-name="Helvetica" style:font-name-asian="Times New Roman" style:font-name-complex="Helvetica" fo:font-style="italic" style:font-style-asian="italic" style:font-style-complex="italic" fo:color="#333333" style:letter-kerning="false" fo:font-size="10.5pt" style:font-size-asian="10.5pt" style:font-size-complex="10.5pt" style:language-asian="en" style:country-asian="GB"/>
    </style:style>
    <style:style style:name="T222"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23" style:parent-style-name="DefaultParagraphFont" style:family="text">
      <style:text-properties style:font-name="Helvetica" style:font-name-asian="Times New Roman" style:font-name-complex="Helvetica" fo:color="#337AB7" style:letter-kerning="false" fo:font-size="10.5pt" style:font-size-asian="10.5pt" style:font-size-complex="10.5pt" style:text-underline-type="single" style:text-underline-style="solid" style:text-underline-width="auto" style:text-underline-mode="continuous" style:language-asian="en" style:country-asian="GB"/>
    </style:style>
    <style:style style:name="T224"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225" style:parent-style-name="Normal" style:family="paragraph">
      <style:paragraph-properties fo:margin-top="0.2083in" fo:margin-bottom="0.2083in" fo:line-height="100%" fo:text-indent="-0.25in" fo:background-color="#FFFFFF"/>
    </style:style>
    <style:style style:name="T226"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27" style:parent-style-name="DefaultParagraphFont" style:family="text">
      <style:text-properties style:font-name="Helvetica" style:font-name-asian="Times New Roman" style:font-name-complex="Helvetica" fo:font-style="italic" style:font-style-asian="italic" style:font-style-complex="italic" fo:color="#333333" style:letter-kerning="false" fo:font-size="10.5pt" style:font-size-asian="10.5pt" style:font-size-complex="10.5pt" style:language-asian="en" style:country-asian="GB"/>
    </style:style>
    <style:style style:name="T228"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29" style:parent-style-name="DefaultParagraphFont" style:family="text">
      <style:text-properties style:font-name="Helvetica" style:font-name-asian="Times New Roman" style:font-name-complex="Helvetica" fo:color="#337AB7" style:letter-kerning="false" fo:font-size="10.5pt" style:font-size-asian="10.5pt" style:font-size-complex="10.5pt" style:text-underline-type="single" style:text-underline-style="solid" style:text-underline-width="auto" style:text-underline-mode="continuous" style:language-asian="en" style:country-asian="GB"/>
    </style:style>
    <style:style style:name="T230"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231" style:parent-style-name="Normal" style:family="paragraph">
      <style:paragraph-properties fo:margin-top="0.2083in" fo:margin-bottom="0.2083in" fo:line-height="100%" fo:text-indent="-0.25in" fo:background-color="#FFFFFF"/>
    </style:style>
    <style:style style:name="T232"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33" style:parent-style-name="DefaultParagraphFont" style:family="text">
      <style:text-properties style:font-name="Helvetica" style:font-name-asian="Times New Roman" style:font-name-complex="Helvetica" fo:font-style="italic" style:font-style-asian="italic" style:font-style-complex="italic" fo:color="#333333" style:letter-kerning="false" fo:font-size="10.5pt" style:font-size-asian="10.5pt" style:font-size-complex="10.5pt" style:language-asian="en" style:country-asian="GB"/>
    </style:style>
    <style:style style:name="T234"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35" style:parent-style-name="DefaultParagraphFont" style:family="text">
      <style:text-properties style:font-name="Helvetica" style:font-name-asian="Times New Roman" style:font-name-complex="Helvetica" fo:color="#337AB7" style:letter-kerning="false" fo:font-size="10.5pt" style:font-size-asian="10.5pt" style:font-size-complex="10.5pt" style:text-underline-type="single" style:text-underline-style="solid" style:text-underline-width="auto" style:text-underline-mode="continuous" style:language-asian="en" style:country-asian="GB"/>
    </style:style>
    <style:style style:name="T236"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P237" style:parent-style-name="Normal" style:family="paragraph">
      <style:paragraph-properties fo:margin-top="0.2083in" fo:margin-bottom="0.2083in" fo:line-height="100%" fo:text-indent="-0.25in" fo:background-color="#FFFFFF"/>
    </style:style>
    <style:style style:name="T238"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39" style:parent-style-name="DefaultParagraphFont" style:family="text">
      <style:text-properties style:font-name="Helvetica" style:font-name-asian="Times New Roman" style:font-name-complex="Helvetica" fo:font-style="italic" style:font-style-asian="italic" style:font-style-complex="italic" fo:color="#333333" style:letter-kerning="false" fo:font-size="10.5pt" style:font-size-asian="10.5pt" style:font-size-complex="10.5pt" style:language-asian="en" style:country-asian="GB"/>
    </style:style>
    <style:style style:name="T240"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name="T241" style:parent-style-name="DefaultParagraphFont" style:family="text">
      <style:text-properties style:font-name="Helvetica" style:font-name-asian="Times New Roman" style:font-name-complex="Helvetica" fo:color="#337AB7" style:letter-kerning="false" fo:font-size="10.5pt" style:font-size-asian="10.5pt" style:font-size-complex="10.5pt" style:text-underline-type="single" style:text-underline-style="solid" style:text-underline-width="auto" style:text-underline-mode="continuous" style:language-asian="en" style:country-asian="GB"/>
    </style:style>
    <style:style style:name="T242" style:parent-style-name="DefaultParagraphFont" style:family="text">
      <style:text-properties style:font-name="Helvetica" style:font-name-asian="Times New Roman" style:font-name-complex="Helvetica" fo:color="#333333" style:letter-kerning="false" fo:font-size="10.5pt" style:font-size-asian="10.5pt" style:font-size-complex="10.5pt" style:language-asian="en" style:country-asian="GB"/>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1">MN50751 Business Statistics and Forecasting</text:h>
      <text:h text:style-name="P2" text:outline-level="3">Coursework 2023-2024</text:h>
      <text:p text:style-name="P3"><text:span text:style-name="T4">To be submitted ELECTRONICALLY via Moodle </text:span><text:span text:style-name="T5">before 14:00 on Tuesday the 9th of January 2024</text:span><text:span text:style-name="T6">.</text:span></text:p>
      <text:p text:style-name="P7">This assignment carries 70% of your total mark in this unit.</text:p>
      <text:h text:style-name="P8" text:outline-level="2">Summary</text:h>
      <text:p text:style-name="P9"><text:span text:style-name="T10"><draw:custom-shape svg:x="0in" svg:y="0in" svg:width="0in" svg:height="0in" draw:z-index="0" draw:id="id0" draw:style-name="a0" draw:name="Horizontal Line 1" text:anchor-type="as-char"><svg:title/><svg:desc/><draw:enhanced-geometry draw:type="non-primitive" svg:viewBox="0 0 21600 21600" draw:enhanced-path="M 0 0 L 21600 0 21600 21600 0 21600 Z N"/></draw:custom-shape></text:span></text:p>
      <text:p text:style-name="P11">This coursework has two major parts. In the first part, you are asked to manually select three models (one regression model, one exponential smoothing model and one ARIMA model), fit them on a particular series, perform residuals diagnostics, produce forecasts and comment on their appropriateness. In the second part, you are asked to produce and evaluate forecasts for a larger number of series (batch forecasting) using two automatic forecasting procedures (exponential smoothing and automatic ARIMA) as well as one selection strategy of your choice.</text:p>
      <text:h text:style-name="P12" text:outline-level="2">The data</text:h>
      <text:p text:style-name="P13"><text:span text:style-name="T14"><draw:custom-shape svg:x="0in" svg:y="0in" svg:width="0in" svg:height="0in" draw:z-index="0" draw:id="id1" draw:style-name="a1" draw:name="Horizontal Line 2" text:anchor-type="as-char"><svg:title/><svg:desc/><draw:enhanced-geometry draw:type="non-primitive" svg:viewBox="0 0 21600 21600" draw:enhanced-path="M 0 0 L 21600 0 21600 21600 0 21600 Z N"/></draw:custom-shape></text:span></text:p>
      <text:p text:style-name="P15"><text:span text:style-name="T16">Using the library </text:span><text:span text:style-name="T17">Mcomp</text:span><text:span text:style-name="T18"> of the R statistical software, consider the </text:span><text:span text:style-name="T19">monthly</text:span><text:span text:style-name="T20"> time series of the M3 competition with IDs within [1501, 2500], so that the last digit of the series ID matches the last digit of your Student ID. For example,<text:s/></text:span><text:span text:style-name="T21">if your Student ID is 1456789, then you should select all the series with IDs finishing at 9, that means: 1509, 1519, 1529, 1539, …, 2499. Following this procedure, you should end up with a set of 100 monthly time series</text:span><text:span text:style-name="T22">. You should be able to access a single time series (e.g. the time series 1509) using the command </text:span><text:span text:style-name="T23">M3[[1509]]</text:span><text:span text:style-name="T24">. Note that each time series is split in an in-sample (</text:span><text:span text:style-name="T25">M3[[1509]]$x</text:span><text:span text:style-name="T26">) and an out-of-sample (</text:span><text:span text:style-name="T27">M3[[1509]]$xx</text:span><text:span text:style-name="T28">) set of observations. Other useful variables include the size of the in-sample (</text:span><text:span text:style-name="T29">M3[[1509]]$n</text:span><text:span text:style-name="T30">), the size of the out-of-sample (equal to the required forecast horizon, </text:span><text:span text:style-name="T31">M3[[1509]]$h</text:span><text:span text:style-name="T32">), and the category of the data (micro, macro, industry, demographic, finance or other, </text:span><text:span text:style-name="T33">M3[[1509]]</text:span><text:span text:style-name="T34">). The length of the out-of-sample set is always 18 months. You are expected to use only the in-sample set in order to produce statistical forecasts for the out-of-sample set (forecasting horizon equal to 18 periods/months). Then, the forecasting performance should be evaluated by comparing the produced forecasts with the withheld out-of-sample set of observations.</text:span></text:p>
      <text:p text:style-name="P35"><text:span text:style-name="T36">The data is also provided in an Excel file (“MN50751CourseworkData2024.xls”). The file is arranged as follows: column 1 refers to the time series ID (1501, 1502, 1503, …, 2500); column 2 provides the total number of observations (in-sample and out-of-sample sets); column 3 provides the number of observations of the out-of-sample set (equal to the required forecast horizon); column 4 indicates the category that the data come from (micro, macro, industry, demographic, …); column 5 and 6 indicate the year and month of the first observation, respectively; columns 7 onwards provide the data values.<text:s/></text:span><text:span text:style-name="T37">Note that the number of data values equals to the sum of lengths of the in-sample and out-of-sample (which is the value of column 3).</text:span></text:p>
      <text:soft-page-break/>
      <text:h text:style-name="P38" text:outline-level="2">Part 1: Manual modelling</text:h>
      <text:p text:style-name="P39"><text:span text:style-name="T40"><draw:custom-shape svg:x="0in" svg:y="0in" svg:width="0in" svg:height="0in" draw:z-index="0" draw:id="id2" draw:style-name="a2" draw:name="Horizontal Line 3" text:anchor-type="as-char"><svg:title/><svg:desc/><draw:enhanced-geometry draw:type="non-primitive" svg:viewBox="0 0 21600 21600" draw:enhanced-path="M 0 0 L 21600 0 21600 21600 0 21600 Z N"/></draw:custom-shape></text:span></text:p>
      <text:p text:style-name="P41"><text:span text:style-name="T42">In this part, you should focus on </text:span><text:span text:style-name="T43">one</text:span><text:span text:style-name="T44"> series that corresponds to your Student ID.</text:span></text:p>
      <table:table table:style-name="Table45">
        <table:table-columns>
          <table:table-column table:style-name="TableColumn46"/>
          <table:table-column table:style-name="TableColumn47"/>
        </table:table-columns>
        <table:table-header-rows>
          <table:table-row table:style-name="TableRow48">
            <table:table-cell table:style-name="TableCell49">
              <text:p text:style-name="P50">Student ID last digit</text:p>
            </table:table-cell>
            <table:table-cell table:style-name="TableCell51">
              <text:p text:style-name="P52">Series ID</text:p>
            </table:table-cell>
          </table:table-row>
        </table:table-header-rows>
        <table:table-row table:style-name="TableRow53">
          <table:table-cell table:style-name="TableCell54">
            <text:p text:style-name="P55">1</text:p>
          </table:table-cell>
          <table:table-cell table:style-name="TableCell56">
            <text:p text:style-name="P57">1892</text:p>
          </table:table-cell>
        </table:table-row>
        <table:table-row table:style-name="TableRow58">
          <table:table-cell table:style-name="TableCell59">
            <text:p text:style-name="P60">2</text:p>
          </table:table-cell>
          <table:table-cell table:style-name="TableCell61">
            <text:p text:style-name="P62">1895</text:p>
          </table:table-cell>
        </table:table-row>
        <table:table-row table:style-name="TableRow63">
          <table:table-cell table:style-name="TableCell64">
            <text:p text:style-name="P65">3</text:p>
          </table:table-cell>
          <table:table-cell table:style-name="TableCell66">
            <text:p text:style-name="P67">1896</text:p>
          </table:table-cell>
        </table:table-row>
        <table:table-row table:style-name="TableRow68">
          <table:table-cell table:style-name="TableCell69">
            <text:p text:style-name="P70">4</text:p>
          </table:table-cell>
          <table:table-cell table:style-name="TableCell71">
            <text:p text:style-name="P72">1900</text:p>
          </table:table-cell>
        </table:table-row>
        <table:table-row table:style-name="TableRow73">
          <table:table-cell table:style-name="TableCell74">
            <text:p text:style-name="P75">5</text:p>
          </table:table-cell>
          <table:table-cell table:style-name="TableCell76">
            <text:p text:style-name="P77">1903</text:p>
          </table:table-cell>
        </table:table-row>
        <table:table-row table:style-name="TableRow78">
          <table:table-cell table:style-name="TableCell79">
            <text:p text:style-name="P80">6</text:p>
          </table:table-cell>
          <table:table-cell table:style-name="TableCell81">
            <text:p text:style-name="P82">1907</text:p>
          </table:table-cell>
        </table:table-row>
        <table:table-row table:style-name="TableRow83">
          <table:table-cell table:style-name="TableCell84">
            <text:p text:style-name="P85">7</text:p>
          </table:table-cell>
          <table:table-cell table:style-name="TableCell86">
            <text:p text:style-name="P87">1908</text:p>
          </table:table-cell>
        </table:table-row>
        <table:table-row table:style-name="TableRow88">
          <table:table-cell table:style-name="TableCell89">
            <text:p text:style-name="P90">8</text:p>
          </table:table-cell>
          <table:table-cell table:style-name="TableCell91">
            <text:p text:style-name="P92">1909</text:p>
          </table:table-cell>
        </table:table-row>
        <table:table-row table:style-name="TableRow93">
          <table:table-cell table:style-name="TableCell94">
            <text:p text:style-name="P95">9</text:p>
          </table:table-cell>
          <table:table-cell table:style-name="TableCell96">
            <text:p text:style-name="P97">1910</text:p>
          </table:table-cell>
        </table:table-row>
        <table:table-row table:style-name="TableRow98">
          <table:table-cell table:style-name="TableCell99">
            <text:p text:style-name="P100">0</text:p>
          </table:table-cell>
          <table:table-cell table:style-name="TableCell101">
            <text:p text:style-name="P102">1911</text:p>
          </table:table-cell>
        </table:table-row>
      </table:table>
      <text:p text:style-name="P103">For example, if your Student ID ends in 2, then you should focus on the series with ID 1895. The purpose of this part is to manually select three models, fit them on the data and produce forecasts. The three models should be: one regression model, one model from the exponential smoothing family and one model from the ARIMA family. Your three models must be selected so that they are able to capture the characteristics of the target series. To this end, you will need to perform appropriate data exploration using graphs, statistical descriptive summaries, and statistical tests. The selected models should be able to capture different applicable underlying time series characteristics. A detailed justification of the selected models should be provided. Once the pool of three models has been defined and appropriately justified, you are asked to fit the series on each of the identified models. The model fits should be evaluated by means of residuals diagnostics, which should include discussions on the distributions of the residuals. Finally, you are asked to produce forecasts and prediction intervals (using four confidence levels, 80, 90, 95 and 99%) for the next 18 months, produce appropriate graphs for each model, and comment on their appropriateness.</text:p>
      <text:soft-page-break/>
      <text:h text:style-name="P104" text:outline-level="2">Part 2: Batch forecasting</text:h>
      <text:p text:style-name="P105"><text:span text:style-name="T106"><draw:custom-shape svg:x="0in" svg:y="0in" svg:width="0in" svg:height="0in" draw:z-index="0" draw:id="id3" draw:style-name="a3" draw:name="Horizontal Line 4" text:anchor-type="as-char"><svg:title/><svg:desc/><draw:enhanced-geometry draw:type="non-primitive" svg:viewBox="0 0 21600 21600" draw:enhanced-path="M 0 0 L 21600 0 21600 21600 0 21600 Z N"/></draw:custom-shape></text:span></text:p>
      <text:p text:style-name="P107"><text:span text:style-name="T108">In this part, you should focus on </text:span><text:span text:style-name="T109">all 100 series</text:span><text:span text:style-name="T110"> that correspond to your Student ID as discussed in “The data” section. After a short description of your data set, your aim is to produce and evaluate forecasts using:</text:span></text:p>
      <text:list text:style-name="LFO1" text:continue-numbering="true">
        <text:list-item>
          <text:p text:style-name="P111"><text:span text:style-name="T112">Automatic Exponential Smoothing model selection. One option would be to use the </text:span><text:span text:style-name="T113">ets()</text:span><text:span text:style-name="T114"> function in the </text:span><text:span text:style-name="T115">forecast</text:span><text:span text:style-name="T116"> package for R statistical software.</text:span></text:p>
        </text:list-item>
        <text:list-item>
          <text:p text:style-name="P117"><text:span text:style-name="T118">Automatic ARIMA model selection. One option would be to use the </text:span><text:span text:style-name="T119">auto.arima()</text:span><text:span text:style-name="T120"> function in the </text:span><text:span text:style-name="T121">forecast</text:span><text:span text:style-name="T122"> package for R statistical software.</text:span></text:p>
        </text:list-item>
        <text:list-item>
          <text:p text:style-name="P123">A Model Selection strategy defined by you. Using only the in-sample data, propose a suitable strategy in order to select for each series individually the most suitable sets of forecasts from the above two options (Exponential Smoothing and ARIMA). Justify the choice of this model selection strategy over other model selection strategies for forecasting. Apply the proposed model selection strategy to the data in order to generate forecasts for the out-of-sample periods. You can consider methodologies such as validation and/or cross-validation that could be applied across a range of methods/models. The selection of the validation/cross-validation windows lengths and the number of cross-validation steps should be justified.</text:p>
        </text:list-item>
      </text:list>
      <text:p text:style-name="P124"><text:span text:style-name="T125">Once the forecasts for the out-of-sample (test data or </text:span><text:span text:style-name="T126">$xx</text:span><text:span text:style-name="T127">) have been produced, you are asked to evaluate these forecasts using at least three appropriate error measures. Justify the selection of these error measures over other possible candidates. Evaluation should be carried out across time series and across horizons. Compare the accuracy of the proposed selection strategy with that of three suitable benchmark methods (for example, Naive, Damped Exponential Smoothing, etc.) when each of these is applied across all series. Critically discuss the performance of each of the six options above (ETS, ARIMA, your selection strategy, and the three benchmarks). In order to achieve high marks, you should consider analysing the results for different planning horizons (short-, medium- and long-term), different time series characteristics (trend and/or seasonality) as well as different categories of data (micro, macro, industry, demographic, finance or other).</text:span></text:p>
      <text:h text:style-name="P128" text:outline-level="2">The structure of the report</text:h>
      <text:p text:style-name="P129"><text:span text:style-name="T130"><draw:custom-shape svg:x="0in" svg:y="0in" svg:width="0in" svg:height="0in" draw:z-index="0" draw:id="id4" draw:style-name="a4" draw:name="Horizontal Line 5" text:anchor-type="as-char"><svg:title/><svg:desc/><draw:enhanced-geometry draw:type="non-primitive" svg:viewBox="0 0 21600 21600" draw:enhanced-path="M 0 0 L 21600 0 21600 21600 0 21600 Z N"/></draw:custom-shape></text:span></text:p>
      <text:p text:style-name="P131"><text:span text:style-name="T132">The coursework requires you to document your analysis and critically discuss your chosen design, modelling approaches and your results in a </text:span><text:span text:style-name="T133">business report</text:span><text:span text:style-name="T134"> suitable for a non-technical audience. You are not required to write a general description of the models (i.e. “Exponential Smoothing is…”). Instead, the report should document the process of modelling and allow a detailed understanding of your choices. You should not include code within the report; remember, this is a business report!</text:span></text:p>
      <text:p text:style-name="P135">Your report should have the following sections:</text:p>
      <text:list text:style-name="LFO2" text:continue-numbering="true">
        <text:list-item>
          <text:p text:style-name="P136">Executive summary</text:p>
        </text:list-item>
        <text:list-item>
          <text:p text:style-name="P137">Introduction (which should include a discussion on practical aspects of forecasting)</text:p>
        </text:list-item>
        <text:list-item>
          <text:p text:style-name="P138">Manual modelling (as described earlier)</text:p>
        </text:list-item>
        <text:list-item>
          <text:p text:style-name="P139">Batch forecasting (as described earlier)</text:p>
        </text:list-item>
        <text:list-item>
          <text:p text:style-name="P140">Conclusions (including limitations and managerial implications)</text:p>
        </text:list-item>
        <text:list-item>
          <text:p text:style-name="P141">References</text:p>
        </text:list-item>
      </text:list>
      <text:soft-page-break/>
      <text:p text:style-name="P142">You may include any technical details that support your arguments in a set of appendices, which will not count against the word limit. You must ensure the main text is readable and that your argument is coherent without needing to consult the appendices. All parts of the text supported by an appendix must cross-reference directly to the relevant part.</text:p>
      <text:h text:style-name="P143" text:outline-level="2">Marking criteria</text:h>
      <text:p text:style-name="P144"><text:span text:style-name="T145"><draw:custom-shape svg:x="0in" svg:y="0in" svg:width="0in" svg:height="0in" draw:z-index="0" draw:id="id5" draw:style-name="a5" draw:name="Horizontal Line 6" text:anchor-type="as-char"><svg:title/><svg:desc/><draw:enhanced-geometry draw:type="non-primitive" svg:viewBox="0 0 21600 21600" draw:enhanced-path="M 0 0 L 21600 0 21600 21600 0 21600 Z N"/></draw:custom-shape></text:span></text:p>
      <text:list text:style-name="LFO3" text:continue-numbering="true">
        <text:list-item>
          <text:p text:style-name="P146">Manual modelling 25%</text:p>
          <text:list text:continue-numbering="true">
            <text:list-item>
              <text:p text:style-name="P147">Data exploration 7%</text:p>
            </text:list-item>
            <text:list-item>
              <text:p text:style-name="P148">Regression modelling, analysis and forecasting 6%</text:p>
            </text:list-item>
            <text:list-item>
              <text:p text:style-name="P149">Exponential Smoothing modelling, analysis and forecasting 6%</text:p>
            </text:list-item>
            <text:list-item>
              <text:p text:style-name="P150">ARIMA modelling, analysis and forecasting 6%</text:p>
            </text:list-item>
          </text:list>
        </text:list-item>
        <text:list-item>
          <text:p text:style-name="P151">Batch forecasting 50%</text:p>
          <text:list text:continue-numbering="true">
            <text:list-item>
              <text:p text:style-name="P152">Definition/justification/implementation of a Model Selection strategy 15%</text:p>
            </text:list-item>
            <text:list-item>
              <text:p text:style-name="P153">Producing forecasts automatically using all three alternatives (Exponential Smoothing, ARIMA, and Model Selection) 8%</text:p>
            </text:list-item>
            <text:list-item>
              <text:p text:style-name="P154">Evaluation and analysis of the results (including justifications for selected error measures) 20%</text:p>
            </text:list-item>
            <text:list-item>
              <text:p text:style-name="P155">Benchmarking 7%</text:p>
            </text:list-item>
          </text:list>
        </text:list-item>
        <text:list-item>
          <text:p text:style-name="P156">Other 25%</text:p>
          <text:list text:continue-numbering="true">
            <text:list-item>
              <text:p text:style-name="P157">Executive summary 5%</text:p>
            </text:list-item>
            <text:list-item>
              <text:p text:style-name="P158">Introduction 5%</text:p>
            </text:list-item>
            <text:list-item>
              <text:p text:style-name="P159">Conclusions 5%</text:p>
            </text:list-item>
            <text:list-item>
              <text:p text:style-name="P160">Presentation, clarity, structure, quality of graphs, outputs and tables 10%</text:p>
            </text:list-item>
          </text:list>
        </text:list-item>
      </text:list>
      <text:p text:style-name="P161">Please note that the quality of presentation, critical discussion and appropriate references to the literature will be taken into account towards the mark to be allocated.</text:p>
      <text:p text:style-name="P162"><text:span text:style-name="T163">Your report should be a detailed description of everything you have done. With regards to the references please follow the Harvard style. The word count should be 4,000 words. A small deviation (±10%) is allowed, meaning that submissions within the range of 3,600-4,400 words will not be penalised. If the assignment is judged to exceed the word limit excessively, then the standard University penalty will apply. Please see here for what is included and what is excluded from the word count (section 9): </text:span><text:a xlink:href="https://www.bath.ac.uk/publications/qa16-assessment-marking-and-feedback/" office:target-frame-name="_top" xlink:show="replace"><text:span text:style-name="T164">https://www.bath.ac.uk/publications/qa16-assessment-marking-and-feedback/</text:span></text:a></text:p>
      <text:h text:style-name="P165" text:outline-level="2">Guidelines</text:h>
      <text:p text:style-name="P166"><text:span text:style-name="T167"><draw:custom-shape svg:x="0in" svg:y="0in" svg:width="0in" svg:height="0in" draw:z-index="0" draw:id="id6" draw:style-name="a6" draw:name="Horizontal Line 7" text:anchor-type="as-char"><svg:title/><svg:desc/><draw:enhanced-geometry draw:type="non-primitive" svg:viewBox="0 0 21600 21600" draw:enhanced-path="M 0 0 L 21600 0 21600 21600 0 21600 Z N"/></draw:custom-shape></text:span></text:p>
      <text:list text:style-name="LFO4" text:continue-numbering="true">
        <text:list-item>
          <text:p text:style-name="P168"><text:span text:style-name="T169">All coursework must be submitted ELECTRONICALLY via Moodle </text:span><text:span text:style-name="T170">before 14:00 on Tuesday the 9th of January 2024</text:span><text:span text:style-name="T171">. No paper or email submission will be accepted.</text:span></text:p>
        </text:list-item>
        <text:list-item>
          <text:p text:style-name="P172"><text:span text:style-name="T173">The (quantitative) analysis should also be submitted as accompanying file(s) (R scripts, Excel files etc.).</text:span></text:p>
        </text:list-item>
        <text:list-item>
          <text:p text:style-name="P174">Please do not email any such files to us as we will have to disregard them. The only files that we will take into account are the contents of your formal submission via Moodle.</text:p>
        </text:list-item>
        <text:list-item>
          <text:p text:style-name="P175">You are advised to conduct your analysis using the R statistical software and take advantage of the pre-implemented functions for the different forecasting methods. However, if you wish to conduct part of your analysis using a different software (such as Python, Excel, SPSS or Matlab), you are free to do so. The choice of the software to conduct your analysis will not affect your final grade.</text:p>
        </text:list-item>
        <text:list-item>
          <text:p text:style-name="P176">Please use the provided cover page for your submission.</text:p>
        </text:list-item>
        <text:list-item>
          <text:p text:style-name="P177">Please ensure that you read and follow the rules on plagiarism and unfair practice in your University Handbook. This assignment must be your own individual work. Any suspicion of copying from other student, the Internet or other sources will be considered very seriously.</text:p>
        </text:list-item>
      </text:list>
      <text:p text:style-name="P178">Best of luck – I am sure you will do well.</text:p>
      <text:p text:style-name="P179">Fotios Petropoulos</text:p>
      <text:h text:style-name="P180" text:outline-level="2">Key references</text:h>
      <text:p text:style-name="P181"><text:span text:style-name="T182"><draw:custom-shape svg:x="0in" svg:y="0in" svg:width="0in" svg:height="0in" draw:z-index="0" draw:id="id7" draw:style-name="a7" draw:name="Horizontal Line 8" text:anchor-type="as-char"><svg:title/><svg:desc/><draw:enhanced-geometry draw:type="non-primitive" svg:viewBox="0 0 21600 21600" draw:enhanced-path="M 0 0 L 21600 0 21600 21600 0 21600 Z N"/></draw:custom-shape></text:span></text:p>
      <text:p text:style-name="P183"><text:span text:style-name="T184">Clemen, Robert T. 1989. “Combining Forecasts: A Review and Annotated Bibliography.” </text:span><text:span text:style-name="T185">International Journal of Forecasting</text:span><text:span text:style-name="T186"> 5 (4): 559–83. </text:span><text:a xlink:href="https://doi.org/10.1016/0169-2070(89)90012-5" office:target-frame-name="_top" xlink:show="replace"><text:span text:style-name="T187">https://doi.org/10.1016/0169-2070(89)90012-5</text:span></text:a><text:span text:style-name="T188">.</text:span></text:p>
      <text:p text:style-name="P189"><text:span text:style-name="T190">Davydenko, Andrey, and Robert Fildes. 2013. “Measuring Forecasting Accuracy: The Case of Judgmental Adjustments to SKU-level Demand Forecasts.” </text:span><text:span text:style-name="T191">International Journal of Forecasting</text:span><text:span text:style-name="T192"> 29 (3): 510–22. </text:span><text:a xlink:href="https://doi.org/10.1016/j.ijforecast.2012.09.002" office:target-frame-name="_top" xlink:show="replace"><text:span text:style-name="T193">https://doi.org/10.1016/j.ijforecast.2012.09.002</text:span></text:a><text:span text:style-name="T194">.</text:span></text:p>
      <text:p text:style-name="P195"><text:span text:style-name="T196">Fildes, Robert, and Fotios Petropoulos. 2015. “Simple Versus Complex Selection Rules for Forecasting Many Time Series.” </text:span><text:span text:style-name="T197">Journal of Business Research</text:span><text:span text:style-name="T198"> 68 (8): 1692–1701. </text:span><text:a xlink:href="https://doi.org/10.1016/j.jbusres.2015.03.028" office:target-frame-name="_top" xlink:show="replace"><text:span text:style-name="T199">https://doi.org/10.1016/j.jbusres.2015.03.028</text:span></text:a><text:span text:style-name="T200">.</text:span></text:p>
      <text:p text:style-name="P201"><text:span text:style-name="T202">Gardner, Everette S. 2006. “Exponential Smoothing: The State of the Art—Part II.” </text:span><text:span text:style-name="T203">International Journal of Forecasting</text:span><text:span text:style-name="T204"> 22 (4): 637–66. </text:span><text:a xlink:href="https://doi.org/10.1016/j.ijforecast.2006.03.005" office:target-frame-name="_top" xlink:show="replace"><text:span text:style-name="T205">https://doi.org/10.1016/j.ijforecast.2006.03.005</text:span></text:a><text:span text:style-name="T206">.</text:span></text:p>
      <text:p text:style-name="P207"><text:span text:style-name="T208">Hyndman, Rob J, and Yeasmin Khandakar. 2008. “Automatic Time Series Forecasting: The Forecast Package for R.” </text:span><text:span text:style-name="T209">Journal of Statistical Software</text:span><text:span text:style-name="T210"> 27 (3): 1–22. </text:span><text:a xlink:href="https://doi.org/10.18637/jss.v027.i03" office:target-frame-name="_top" xlink:show="replace"><text:span text:style-name="T211">https://doi.org/10.18637/jss.v027.i03</text:span></text:a><text:span text:style-name="T212">.</text:span></text:p>
      <text:p text:style-name="P213"><text:span text:style-name="T214">Hyndman, Rob J, and Anne B Koehler. 2006. “Another Look at Measures of Forecast Accuracy.” </text:span><text:span text:style-name="T215">International Journal of Forecasting</text:span><text:span text:style-name="T216"> 22 (4): 679–88. </text:span><text:a xlink:href="https://doi.org/10.1016/j.ijforecast.2006.03.001" office:target-frame-name="_top" xlink:show="replace"><text:span text:style-name="T217">https://doi.org/10.1016/j.ijforecast.2006.03.001</text:span></text:a><text:span text:style-name="T218">.</text:span></text:p>
      <text:p text:style-name="P219"><text:span text:style-name="T220">Hyndman, Rob J, Anne B Koehler, Ral Snyder, and Simone Grose. 2002. “A State Space Framework for Automatic Forecasting Using Exponential Smoothing Methods.” </text:span><text:span text:style-name="T221">International Journal of Forecasting</text:span><text:span text:style-name="T222"> 18 (3): 439–54. </text:span><text:a xlink:href="https://doi.org/10.1016/S0169-2070(01)00110-8" office:target-frame-name="_top" xlink:show="replace"><text:span text:style-name="T223">https://doi.org/10.1016/S0169-2070(01)00110-8</text:span></text:a><text:span text:style-name="T224">.</text:span></text:p>
      <text:p text:style-name="P225"><text:span text:style-name="T226">Kourentzes, Nikolaos, Fotios Petropoulos, and Juan Ramon Trapero. 2014. “Improving Forecasting by Estimating Time Series Structural Components Across Multiple Frequencies.” </text:span><text:span text:style-name="T227">International Journal of Forecasting</text:span><text:span text:style-name="T228"> 30 (2): 291–302. </text:span><text:a xlink:href="https://doi.org/10.1016/j.ijforecast.2013.09.006" office:target-frame-name="_top" xlink:show="replace"><text:span text:style-name="T229">https://doi.org/10.1016/j.ijforecast.2013.09.006</text:span></text:a><text:span text:style-name="T230">.</text:span></text:p>
      <text:p text:style-name="P231"><text:span text:style-name="T232">Petropoulos, Fotios, Spyros Makridakis, Vasilios Assimakopoulos, and Konstantinos Nikolopoulos. 2014. “‘Horses for Courses’ in Demand Forecasting.” </text:span><text:span text:style-name="T233">European Journal of Operational Research</text:span><text:span text:style-name="T234"> 237: 152–63. </text:span><text:a xlink:href="https://doi.org/10.1016/j.ejor.2014.02.036" office:target-frame-name="_top" xlink:show="replace"><text:span text:style-name="T235">https://doi.org/10.1016/j.ejor.2014.02.036</text:span></text:a><text:span text:style-name="T236">.</text:span></text:p>
      <text:p text:style-name="P237"><text:span text:style-name="T238">Tashman, Leonard J. 2000. “Out-of-Sample Tests of Forecasting Accuracy: An Analysis and Review.” </text:span><text:span text:style-name="T239">International Journal of Forecasting</text:span><text:span text:style-name="T240"> 16 (4): 437–50. </text:span><text:a xlink:href="https://doi.org/10.1016/S0169-2070(00)00065-0" office:target-frame-name="_top" xlink:show="replace"><text:span text:style-name="T241">https://doi.org/10.1016/S0169-2070(00)00065-0</text:span></text:a><text:span text:style-name="T242">.</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GB"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case" style:display-name="nocas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itwik Singh</meta:initial-creator>
    <dc:creator>Ritwik Singh</dc:creator>
    <meta:creation-date>2023-12-13T23:25:00Z</meta:creation-date>
    <dc:date>2023-12-13T23:54:00Z</dc:date>
    <meta:template xlink:href="Normal" xlink:type="simple"/>
    <meta:editing-cycles>3</meta:editing-cycles>
    <meta:editing-duration>PT1740S</meta:editing-duration>
    <meta:document-statistic meta:page-count="5" meta:paragraph-count="26" meta:word-count="1988" meta:character-count="13295" meta:row-count="94" meta:non-whitespace-character-count="11333"/>
  </office:meta>
</office:document-meta>
</file>